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971" officeooo:paragraph-rsid="001ca971"/>
    </style:style>
    <style:style style:name="P2" style:family="paragraph" style:parent-style-name="Standard">
      <style:text-properties officeooo:rsid="001ca971" officeooo:paragraph-rsid="001e9979"/>
    </style:style>
    <style:style style:name="P3" style:family="paragraph" style:parent-style-name="Standard">
      <style:paragraph-properties fo:text-align="center" style:justify-single-word="false"/>
      <style:text-properties fo:font-size="20pt" officeooo:rsid="001ca971" officeooo:paragraph-rsid="001ca971" style:font-size-asian="20pt" style:font-size-complex="20pt"/>
    </style:style>
    <style:style style:name="P4" style:family="paragraph" style:parent-style-name="Standard">
      <style:text-properties officeooo:rsid="001e9979" officeooo:paragraph-rsid="001e9979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1ca971" officeooo:paragraph-rsid="001ca97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bold" officeooo:rsid="001ca971" officeooo:paragraph-rsid="001e9979" style:font-weight-asian="bold" style:font-weight-complex="bold"/>
    </style:style>
    <style:style style:name="P7" style:family="paragraph" style:parent-style-name="Standard">
      <style:text-properties fo:font-weight="bold" officeooo:rsid="00201c8f" officeooo:paragraph-rsid="00201c8f" style:font-weight-asian="bold" style:font-weight-complex="bold"/>
    </style:style>
    <style:style style:name="P8" style:family="paragraph" style:parent-style-name="Standard">
      <style:text-properties fo:font-weight="bold" officeooo:rsid="00201c8f" officeooo:paragraph-rsid="00201c8f" style:font-weight-asian="bold" style:font-weight-complex="bold"/>
    </style:style>
    <style:style style:name="P9" style:family="paragraph" style:parent-style-name="Standard">
      <style:text-properties fo:font-weight="bold" officeooo:rsid="00215422" officeooo:paragraph-rsid="00215422" style:font-weight-asian="bold" style:font-weight-complex="bold"/>
    </style:style>
    <style:style style:name="P10" style:family="paragraph" style:parent-style-name="Standard">
      <style:text-properties fo:font-weight="bold" officeooo:rsid="0021a0e7" officeooo:paragraph-rsid="0021a0e7" style:font-weight-asian="bold" style:font-weight-complex="bold"/>
    </style:style>
    <style:style style:name="P11" style:family="paragraph" style:parent-style-name="Standard">
      <style:text-properties fo:font-weight="bold" officeooo:rsid="0023f671" officeooo:paragraph-rsid="0023f671" style:font-weight-asian="bold" style:font-weight-complex="bold"/>
    </style:style>
    <style:style style:name="P12" style:family="paragraph" style:parent-style-name="Standard">
      <style:text-properties fo:font-weight="bold" officeooo:rsid="0024ca33" officeooo:paragraph-rsid="0024ca33" style:font-weight-asian="bold" style:font-weight-complex="bold"/>
    </style:style>
    <style:style style:name="P13" style:family="paragraph" style:parent-style-name="Standard">
      <style:text-properties fo:font-weight="bold" officeooo:rsid="0024ca33" officeooo:paragraph-rsid="00265401" style:font-weight-asian="bold" style:font-weight-complex="bold"/>
    </style:style>
    <style:style style:name="P14" style:family="paragraph" style:parent-style-name="Standard">
      <style:text-properties fo:font-weight="bold" officeooo:rsid="00265401" officeooo:paragraph-rsid="00265401" style:font-weight-asian="bold" style:font-weight-complex="bold"/>
    </style:style>
    <style:style style:name="P15" style:family="paragraph" style:parent-style-name="Standard">
      <style:text-properties fo:font-weight="bold" officeooo:rsid="00265401" officeooo:paragraph-rsid="00269829" style:font-weight-asian="bold" style:font-weight-complex="bold"/>
    </style:style>
    <style:style style:name="P16" style:family="paragraph" style:parent-style-name="Standard">
      <style:text-properties fo:font-weight="bold" officeooo:rsid="00269829" officeooo:paragraph-rsid="00269829" style:font-weight-asian="bold" style:font-weight-complex="bold"/>
    </style:style>
    <style:style style:name="P17" style:family="paragraph" style:parent-style-name="Standard">
      <style:text-properties fo:font-weight="bold" officeooo:rsid="00269829" officeooo:paragraph-rsid="0027fd40" style:font-weight-asian="bold" style:font-weight-complex="bold"/>
    </style:style>
    <style:style style:name="P18" style:family="paragraph" style:parent-style-name="Standard">
      <style:text-properties fo:font-weight="bold" officeooo:rsid="0027fd40" officeooo:paragraph-rsid="0027fd40" style:font-weight-asian="bold" style:font-weight-complex="bold"/>
    </style:style>
    <style:style style:name="P19" style:family="paragraph" style:parent-style-name="Standard">
      <style:text-properties fo:font-weight="bold" officeooo:rsid="0021a0e7" officeooo:paragraph-rsid="0021a0e7" fo:background-color="#ffff00" style:font-weight-asian="bold" style:font-weight-complex="bold"/>
    </style:style>
    <style:style style:name="P20" style:family="paragraph" style:parent-style-name="Standard">
      <style:text-properties fo:font-weight="bold" officeooo:rsid="00269829" officeooo:paragraph-rsid="0027fd40" fo:background-color="#ffff00" style:font-weight-asian="bold" style:font-weight-complex="bold"/>
    </style:style>
    <style:style style:name="P21" style:family="paragraph" style:parent-style-name="Standard">
      <style:text-properties fo:font-weight="normal" officeooo:rsid="0021a0e7" officeooo:paragraph-rsid="0021a0e7" style:font-weight-asian="normal" style:font-weight-complex="normal"/>
    </style:style>
    <style:style style:name="P22" style:family="paragraph" style:parent-style-name="Standard">
      <style:text-properties fo:font-weight="normal" officeooo:rsid="00201c8f" officeooo:paragraph-rsid="00201c8f" style:font-weight-asian="normal" style:font-weight-complex="normal"/>
    </style:style>
    <style:style style:name="P23" style:family="paragraph" style:parent-style-name="Standard">
      <style:text-properties fo:font-weight="normal" officeooo:rsid="0021a0e7" officeooo:paragraph-rsid="0021a0e7" fo:background-color="#fff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f67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5401" style:font-weight-asian="normal" style:font-weight-complex="normal"/>
    </style:style>
    <style:style style:name="T5" style:family="text">
      <style:text-properties fo:font-weight="normal" officeooo:rsid="0027fd40" style:font-weight-asian="normal" style:font-weight-complex="normal"/>
    </style:style>
    <style:style style:name="T6" style:family="text">
      <style:text-properties fo:font-weight="normal" officeooo:rsid="00201c8f" style:font-weight-asian="normal" style:font-weight-complex="normal"/>
    </style:style>
    <style:style style:name="T7" style:family="text">
      <style:text-properties fo:font-weight="normal" officeooo:rsid="0021a0e7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6540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9f56b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9f56b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540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9f56b" style:font-style-asian="normal" style:font-weight-asian="normal" style:font-style-complex="normal" style:font-weight-complex="normal"/>
    </style:style>
    <style:style style:name="T16" style:family="text">
      <style:text-properties officeooo:rsid="002654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e Delícias Gourmet</text:p>
      <text:p text:style-name="P1"/>
      <text:p text:style-name="P1">1 – Descrição Textual:</text:p>
      <text:p text:style-name="P1"/>
      <text:p text:style-name="P3">Estudo de Caso: Sistema da ”Delícias Gourmet”.</text:p>
      <text:p text:style-name="P1"/>
      <text:p text:style-name="P1">Em uma indústria alimentícia chamada &amp;quot;Delícias Gourmet&amp;quot;, o controle de materiais é um processo-chave para</text:p>
      <text:p text:style-name="P1">garantir a qualidade e a eficiência dos produtos finais. Nesta história, vamos explorar como diferentes atores</text:p>
      <text:p text:style-name="P1">desempenham funções importantes em seus respectivos setores, interagindo e colaborando para manter o sistema de</text:p>
      <text:p text:style-name="P1">controle de materiais funcionando sem problemas.</text:p>
      <text:p text:style-name="P1">A história começa com João, o gerente de compras, que é responsável por adquirir os ingredientes e os</text:p>
      <text:p text:style-name="P1">materiais necessários para a produção dos alimentos. Ele trabalha em estreita colaboração com os fornecedores para</text:p>
      <text:p text:style-name="P1">garantir a qualidade dos produtos e negocia os melhores preços para reduzir os custos de produção.</text:p>
      <text:p text:style-name="P1">Maria, a supervisora de estoque, trabalha em conjunto com João. Ela é responsável por gerenciar o</text:p>
      <text:p text:style-name="P1">armazenamento dos materiais e garantir que todos os itens estejam devidamente organizados e estocados. Quando os</text:p>
      <text:p text:style-name="P1">ingredientes e materiais chegam ao armazém, Maria confere e verifica se tudo está em conformidade com os pedidos</text:p>
      <text:p text:style-name="P1">feitos por João.</text:p>
      <text:p text:style-name="P1">Dentro da fábrica, Pedro, o coordenador de produção, coordena a utilização dos ingredientes e materiais no</text:p>
      <text:p text:style-name="P1">processo de fabricação. Ele colabora com Maria para garantir que os itens necessários sejam entregues no momento</text:p>
      <text:p text:style-name="P1">certo e na quantidade adequada. Pedro também trabalha com os líderes de cada linha de produção para planejar e</text:p>
      <text:p text:style-name="P1">otimizar a utilização dos materiais.</text:p>
      <text:p text:style-name="P1">Na área de controle de qualidade, Ana, a analista de qualidade, monitora o processo de produção, verificando</text:p>
      <text:p text:style-name="P1">se todos os ingredientes e materiais estão dentro dos padrões exigidos. Ela também é responsável por conduzir</text:p>
      <text:p text:style-name="P1">inspeções regulares e garantir que a produção esteja em conformidade com as normas de segurança alimentar e</text:p>
      <text:p text:style-name="P1">regulamentações governamentais.</text:p>
      <text:p text:style-name="P1">Por fim, a história se completa com Carlos, o responsável pelas vendas e distribuição dos produtos. Ele</text:p>
      <text:p text:style-name="P1">coordena a entrega dos produtos acabados aos clientes e mantém um registro de todas as vendas realizadas. Carlos</text:p>
      <text:p text:style-name="P1">também fornece informações sobre a demanda do mercado e as preferências dos clientes, o que ajuda João na</text:p>
      <text:p text:style-name="P1">seleção de fornecedores e ingredientes para futuras compras.</text:p>
      <text:p text:style-name="P1">Esta história ilustra como os diferentes atores em uma indústria alimentícia colaboram e desempenham funções</text:p>
      <text:p text:style-name="P1">cruciais para manter o sistema manual de controle de materiais funcionando de forma eficiente. A interdependência</text:p>
      <text:p text:style-name="P1"><text:soft-page-break/>entre as atividades de João, Maria, Pedro, Ana e Carlos é fundamental para garantir que a “Delícias Gourmet”;</text:p>
      <text:p text:style-name="P1">mantenha sua reputação de qualidade e satisfação do cliente.</text:p>
      <text:p text:style-name="P1"/>
      <text:p text:style-name="P1"/>
      <text:p text:style-name="P5">2 – O que o sistema deve fazer:</text:p>
      <text:p text:style-name="P1"/>
      <text:p text:style-name="P2"><text:span text:style-name="T1">R1.1: </text:span><text:span text:style-name="T6">Consulta de estoque, saldo, quantidade e utilização dos itens</text:span></text:p>
      <text:p text:style-name="P2"/>
      <text:p text:style-name="P4"><text:span text:style-name="T1">R1.2: </text:span><text:span text:style-name="T6">Caixa para operador e registrador de compras</text:span></text:p>
      <text:p text:style-name="P6"/>
      <text:p text:style-name="P7">R 1.3: <text:span text:style-name="T3">Função para consultar o que deve ser feito e quando deve ser produzido</text:span></text:p>
      <text:p text:style-name="P7"/>
      <text:p text:style-name="P7">R 1.4: <text:span text:style-name="T3">Relatório de entrega de produção</text:span></text:p>
      <text:p text:style-name="P7"/>
      <text:p text:style-name="P7">R 1.5: <text:span text:style-name="T3">Pedido de compra para reposição do estoque e utensílios </text:span></text:p>
      <text:p text:style-name="P7"/>
      <text:p text:style-name="P7">R 1.6: <text:span text:style-name="T3">Estágios dos pedidos (faturado, pendente, em faturamento)</text:span></text:p>
      <text:p text:style-name="P7"/>
      <text:p text:style-name="P7">R 1.7: <text:span text:style-name="T3">Registro de prazo de entrega dos pedidos</text:span></text:p>
      <text:p text:style-name="P7"/>
      <text:p text:style-name="P7">R 1.8: <text:span text:style-name="T3">Avaliação da qualidade dos produtos</text:span></text:p>
      <text:p text:style-name="P7"/>
      <text:p text:style-name="P7">R1.9: <text:span text:style-name="T3">Cadastro dos itens, podendo separar por nome, código, conta de estoque</text:span></text:p>
      <text:p text:style-name="P7"/>
      <text:p text:style-name="P7">R1.10: <text:span text:style-name="T3">Administração dos custos e lucros para venda/produção de cada produto</text:span></text:p>
      <text:p text:style-name="P22"/>
      <text:p text:style-name="P9">R<text:span text:style-name="T2">2</text:span>.1: <text:span text:style-name="T3">Capturar a informação de um item adquirido (código do produto, leitura de código de barras, entrada de código interno</text:span></text:p>
      <text:p text:style-name="P9"/>
      <text:p text:style-name="P9">R<text:span text:style-name="T2">2.</text:span>2: <text:span text:style-name="T3">Reduzir estoque após a venda dos produtos</text:span></text:p>
      <text:p text:style-name="P9"/>
      <text:p text:style-name="P9">R<text:span text:style-name="T2">2.</text:span>3: <text:span text:style-name="T3">Os usuários devem logar no sistema</text:span></text:p>
      <text:p text:style-name="P9"/>
      <text:p text:style-name="P9">R<text:span text:style-name="T2">2.</text:span>4: <text:span text:style-name="T3">Exibir a descrição e o preço do item registrado</text:span></text:p>
      <text:p text:style-name="P9"/>
      <text:p text:style-name="P9">R<text:span text:style-name="T2">2.</text:span>5: <text:span text:style-name="T3">Tratar pagamentos (dinheiro, cartão, cheque, pix)</text:span></text:p>
      <text:p text:style-name="P9"/>
      <text:p text:style-name="P9">R<text:span text:style-name="T2">2.</text:span>6: <text:span text:style-name="T7">Fechamento do caixa e contabilização das vendas do dia</text:span></text:p>
      <text:p text:style-name="P9"/>
      <text:p text:style-name="P10">R<text:span text:style-name="T2">2.</text:span>7: <text:span text:style-name="T3">Ter um tempo de resposta coerente com o processo realizado</text:span></text:p>
      <text:p text:style-name="P21"/>
      <text:p text:style-name="P10">R<text:span text:style-name="T2">2.</text:span>8: <text:span text:style-name="T3">Interface bonita e organizada, facilitando o tempo e forma de uso</text:span></text:p>
      <text:p text:style-name="P10"/>
      <text:p text:style-name="P10">R<text:span text:style-name="T2">2.</text:span>9: <text:span text:style-name="T3">Caso de vendas no convenio(o sistema deve ter o acerto de contas para que os clientes consigam pagar as suas dividas)</text:span></text:p>
      <text:p text:style-name="P10"/>
      <text:p text:style-name="P10">R<text:span text:style-name="T2">2</text:span>.<text:span text:style-name="T2">1</text:span>0: <text:span text:style-name="T3">Criar relatórios para que seja possível fazer conferencias de alguns itens, como: estoque, contábil, financeiro)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1.1 Resumo do Projeto</text:p>
      <text:p text:style-name="P10"><text:span text:style-name="T3">O sistema irá realizar a gestão da parte de compra e venda dos produtos da Delicias Gourmet fornecendo possibilidade</text:span></text:p>
      <text:p text:style-name="P10"><text:span text:style-name="T3">de registro, compra e venda de itens, assim como controle e monitoramento de produção, insumos e qualidade dos</text:span></text:p>
      <text:p text:style-name="P10"><text:span text:style-name="T3">produtos.</text:span></text:p>
      <text:p text:style-name="P21"/>
      <text:p text:style-name="P19">1.2 Plataforma de desenvolvimento</text:p>
      <text:p text:style-name="P23">Descreve-se aqui uma primeira visão das tecnologias para desenvolvimento do projeto de software.</text:p>
      <text:p text:style-name="P19">1.3 Plataforma de operação</text:p>
      <text:p text:style-name="P23">Descreve-se aqui uma primeira visão das tecnologias para operacionalização.</text:p>
      <text:p text:style-name="P19">1.4 Definições e siglas</text:p>
      <text:p text:style-name="P23">Descreve-se aqui a definição de todas as siglas, abreviações e termos usados.</text:p>
      <text:p text:style-name="P19">1.5 Perspectiva do produto</text:p>
      <text:p text:style-name="P19">1.5.1 Modos de operação</text:p>
      <text:p text:style-name="P23">Identificam-se aqui os modos requeridos de operação, tais como: Back-End-Front-End, Móvel,</text:p>
      <text:p text:style-name="P23">Stand-Alone, ...</text:p>
      <text:p text:style-name="P19">1.5.2 Requisitos de adaptação ao ambiente</text:p>
      <text:p text:style-name="P23">Definem-se aqui possíveis requisitos de adaptação do produto aos ambientes particulares onde ele</text:p>
      <text:p text:style-name="P23">será implantado. Por exemplo, parâmetros e métodos de configuração requeridos para ambientes</text:p>
      <text:p text:style-name="P23">específicos devem ser descritos aqui.</text:p>
      <text:p text:style-name="P23">Número</text:p>
      <text:p text:style-name="P23">de ordem</text:p>
      <text:p text:style-name="P23"/>
      <text:p text:style-name="P23">Requisito Detalhes</text:p>
      <text:p text:style-name="P19"/>
      <text:p text:style-name="P23">1 Configuração de ticket de venda e da Nota Fiscal</text:p>
      <text:p text:style-name="P23">Eletrônica</text:p>
      <text:p text:style-name="P23"/>
      <text:p text:style-name="P23">Configuração dos campos de</text:p>
      <text:p text:style-name="P23">formulário com interface</text:p>
      <text:p text:style-name="P23">responsiva.</text:p>
      <text:p text:style-name="P19"/>
      <text:p text:style-name="P19">1.6 Funções do produto</text:p>
      <text:p text:style-name="P23">Identificam-se aqui as principais funções que o produto desempenhará, descrevendo de forma</text:p>
      <text:p text:style-name="P23">sintética o objetivo de cada uma.</text:p>
      <text:p text:style-name="P19">1.7 Características dos usuários</text:p>
      <text:p text:style-name="P23">Descrevem-se aqui as principais características dos grupos de usuários esperados para o produto,</text:p>
      <text:p text:style-name="P23">tais como cargo ou função, permissão de acesso, frequência de uso, nível de instrução, proficiência no</text:p>
      <text:p text:style-name="P23">processo de negócio e proficiência em informática.</text:p>
      <text:p text:style-name="P19">1.8 Restrições</text:p>
      <text:p text:style-name="P23">Descrevem-se aqui aspectos técnicos e gerenciais que possam limitar as opções dos</text:p>
      <text:p text:style-name="P23">desenvolvedores, tais como restrições legais.</text:p>
      <text:p text:style-name="P19">1.9 Hipóteses de trabalho</text:p>
      <text:p text:style-name="P23">Descrevem-se aqui fatores que não são restrições limitativas do desempenho, como na subseção</text:p>
      <text:p text:style-name="P23">anterior, mas fatores cuja alteração requer modificações na ER, como, por exemplo, versão a ser utilizada</text:p>
      <text:p text:style-name="P23">do ambiente operacional ou plataforma de desenvolvimento.</text:p>
      <text:p text:style-name="P10"/>
      <text:p text:style-name="P10">2 Requisitos específicos</text:p>
      <text:p text:style-name="P18">2.2.1 Diagramas de casos de uso</text:p>
      <text:p text:style-name="P11"><text:soft-page-break/></text:p>
      <text:p text:style-name="P11">Caso de uso: <text:tab/><text:span text:style-name="T3">Compra de Itens</text:span></text:p>
      <text:p text:style-name="P12">Atores: <text:tab/><text:span text:style-name="T3">Cliente, Caixa</text:span></text:p>
      <text:p text:style-name="P12">Tipo:<text:span text:style-name="T3"> <text:tab/><text:tab/>Primário </text:span><text:span text:style-name="T4">e essencial</text:span></text:p>
      <text:p text:style-name="P12">Descrição:<text:tab/><text:span text:style-name="T3">Um cliente chega em algum ponto de venda(alguma filial de venda da empresa e <text:tab/><text:tab/>seleciona os itens que deseja comprar. No momento de após o caixa passar os itens, <text:tab/><text:tab/>chega a hora do cliente escolher a forma de pagamento. Após pagamento efetuado, os <text:tab/><text:tab/>produtos serão empacotados e o cliente se deslocará com suas compras para sua<text:tab/><text:tab/><text:tab/>residencia.</text:span></text:p>
      <text:p text:style-name="P12">Finalidade: <text:span text:style-name="T3"><text:tab/>Registro da venda feita e o pagamentos pelos itens selecionados</text:span></text:p>
      <text:p text:style-name="P12">Referencias:<text:span text:style-name="T3"><text:tab/></text:span><text:span text:style-name="T8">Funções: </text:span><text:span text:style-name="T15">R1.1, R1.2, R1.6, R1.7, R2.2, R2.3, R2.4, R2.5, R2.6, R2.8, R2.9, R2.10</text:span></text:p>
      <text:p text:style-name="P12"><text:span text:style-name="T13"/></text:p>
      <text:p text:style-name="P12"><text:span text:style-name="T13"/></text:p>
      <text:p text:style-name="P12"><text:span text:style-name="T11">Caso de uso: <text:tab/></text:span><text:span text:style-name="T13">Reposição de </text:span><text:span text:style-name="T14">E</text:span><text:span text:style-name="T13">stoque</text:span></text:p>
      <text:p text:style-name="P12"><text:span text:style-name="T11">Atores:<text:tab/></text:span><text:span text:style-name="T13">Gerente de compras, repositor</text:span></text:p>
      <text:p text:style-name="P12"><text:span text:style-name="T11">Tipo: </text:span><text:span text:style-name="T13"><text:tab/><text:tab/>Primário </text:span><text:span text:style-name="T14">e essencial</text:span></text:p>
      <text:p text:style-name="P12"><text:span text:style-name="T11">Descrição:</text:span><text:span text:style-name="T13"> </text:span><text:span text:style-name="T11"><text:tab/></text:span><text:span text:style-name="T13">Todos os itens que são saídos do estoque serão passados pelo caixa e registrados para <text:tab/><text:tab/>que com isso o sistema possa dar baixa automaticamente no estoque. Em alguns <text:tab/><text:tab/><text:tab/>casos também dar “baixa” nos itens deteriorados ou com algum defeito que o <text:tab/><text:tab/><text:tab/>impossibilite de realizar a venda. Com a diminuição do estoque, avaliar os itens que <text:tab/><text:tab/>devem ser comprados </text:span><text:span text:style-name="T14">com o relatório gerado pelo sistema. Feito a compra e <text:tab/><text:tab/><text:tab/>repondo o estoque.</text:span></text:p>
      <text:p text:style-name="P14"><text:span text:style-name="T11">Finalidade:</text:span><text:span text:style-name="T13"><text:tab/>Alimentar o estoque para futuras vendas</text:span></text:p>
      <text:p text:style-name="P14"><text:span text:style-name="T11">Referencias:</text:span><text:span text:style-name="T13"><text:tab/></text:span><text:span text:style-name="T8">Funções: </text:span><text:span text:style-name="T15">R1.3, R1.4, R1.5, R1.8, R1.9, R2.2</text:span></text:p>
      <text:p text:style-name="P14"><text:span text:style-name="T13"/></text:p>
      <text:p text:style-name="P13"><text:span text:style-name="T3"/></text:p>
      <text:p text:style-name="P12">Cas<text:span text:style-name="T16">o de uso:</text:span><text:span text:style-name="T4"><text:tab/>Prestação de contas</text:span></text:p>
      <text:p text:style-name="P14">Atores:<text:span text:style-name="T3"><text:tab/>Gerente financeiro</text:span></text:p>
      <text:p text:style-name="P14">Tipo: <text:span text:style-name="T3"><text:tab/><text:tab/>Primário e essencial</text:span></text:p>
      <text:p text:style-name="P14">Descrição:<text:span text:style-name="T3"><text:tab/></text:span><text:span text:style-name="T5">A prestação de contas ira abrangir todos os custos que a Delicia Gourmet vai ter <text:tab/><text:tab/><text:tab/>durante todos os seus dias de atendimento. A prestação de contas irá envolver os <text:tab/><text:tab/><text:tab/>custos com a compra de mercadorias, valores gastos com luz, água, funcionários, <text:tab/><text:tab/>custos com transportes e veículos da empresa, além de custos variados (viagem, <text:tab/><text:tab/><text:tab/>reuniões, etc).</text:span></text:p>
      <text:p text:style-name="P16">Finalidade:<text:tab/><text:span text:style-name="T5">Prestar as contas da empresa Delicias Gourmet</text:span></text:p>
      <text:p text:style-name="P17">Referencias:<text:tab/><text:span text:style-name="T9">Funções: </text:span><text:span text:style-name="T10">R1.10, R2.1, </text:span><text:span text:style-name="T15">R2.10, R2.7, </text:span></text:p>
      <text:p text:style-name="P16"/>
      <text:p text:style-name="P16"/>
      <text:p text:style-name="P16">Caso de uso: <text:tab/><text:span text:style-name="T3">Entrega de compras</text:span></text:p>
      <text:p text:style-name="P15">Atores:<text:span text:style-name="T3"><text:tab/>Gerente financeiro</text:span></text:p>
      <text:p text:style-name="P15">Tipo: <text:span text:style-name="T3"><text:tab/><text:tab/>Primário e essencial</text:span></text:p>
      <text:p text:style-name="P15">Descrição:<text:span text:style-name="T3"><text:tab/></text:span><text:span text:style-name="T5">A entrega de compras será realizada após os clientes selecionarem os itens que os <text:tab/><text:tab/>mesmos desejam levar e que após a compra não possuem uma forma de leva-los para <text:tab/><text:tab/>sua residencia. A entrega deve ser comprada no momento da compra, onde, o cliente <text:tab/><text:tab/>fara o pagamento somente uma vez e não terá despesas adicionais <text:s/></text:span></text:p>
      <text:p text:style-name="P16">Finalidade:<text:span text:style-name="T3"><text:tab/></text:span><text:span text:style-name="T5">Entrega dos produtos a domicilio.</text:span></text:p>
      <text:p text:style-name="P17">Referencias:<text:tab/><text:span text:style-name="T9">Funções: </text:span><text:span text:style-name="T14">R</text:span><text:span text:style-name="T15">1.4, R1.5, R1.6, R1.7, R2.3</text:span></text:p>
      <text:p text:style-name="P17"><text:span text:style-name="T15"/></text:p>
      <text:p text:style-name="P17"><text:span text:style-name="T15"/></text:p>
      <text:p text:style-name="P20"><text:span text:style-name="T12">2.2.2 Fluxos dos casos de uso</text:span></text:p>
      <text:p text:style-name="P20"><text:span text:style-name="T15">Pré-condições para a realização do caso de uso;</text:span></text:p>
      <text:p text:style-name="P20"><text:span text:style-name="T15">Fluxo principal do caso de uso (sucesso), descrito na forma de uma sequência de passos;</text:span></text:p>
      <text:p text:style-name="P20"><text:soft-page-break/><text:span text:style-name="T15">Fluxos alternativos do caso de uso;</text:span></text:p>
      <text:p text:style-name="P20"><text:span text:style-name="T15">Descrições mais formais, como diagramas de estado ou de atividade, se a complexidade do caso de uso exigir;</text:span></text:p>
      <text:p text:style-name="P20"><text:span text:style-name="T15">Observações.</text:span></text:p>
      <text:p text:style-name="P20"><text:span text:style-name="T12">2.3 Requisitos não-funcionais</text:span></text:p>
      <text:p text:style-name="P20"><text:span text:style-name="T12">2.3.1 Requisitos de desempenho</text:span></text:p>
      <text:p text:style-name="P20"><text:span text:style-name="T15">Requisitos de desempenho devem ser especificados de forma quantitativa e mensurável.</text:span></text:p>
      <text:p text:style-name="P20"><text:span text:style-name="T12">2.3.2 Requisitos de dados persistentes</text:span></text:p>
      <text:p text:style-name="P20"><text:span text:style-name="T15">Descrevem-se aqui estruturas lógicas de dados persistentes (que mantém seu valor após a</text:span></text:p>
      <text:p text:style-name="P20"><text:span text:style-name="T15">execução do programa) que sejam usadas pelo produto. Cada estrutura de dados pode ser, por exemplo,</text:span></text:p>
      <text:p text:style-name="P20"><text:span text:style-name="T15">um arquivo convencional ou uma tabela em um banco de dados.</text:span></text:p>
      <text:p text:style-name="P20"><text:span text:style-name="T15">INCLUIR AQUI O MODELO DE BANCO DE DADOS</text:span></text:p>
      <text:p text:style-name="P20"><text:span text:style-name="T12">2.3.3 Restrições ao desenho</text:span></text:p>
      <text:p text:style-name="P20"><text:span text:style-name="T15">Restrições de projeto impostas por padrões externos, com influência da legislação..</text:span></text:p>
      <text:p text:style-name="P20"><text:span text:style-name="T12">2.3.4 Atributos de Qualidade</text:span></text:p>
      <text:p text:style-name="P20"><text:span text:style-name="T15">Indica os atributos de qualidade, seguindo as características e subcaracterísticas recomendadas</text:span></text:p>
      <text:p text:style-name="P20"><text:span text:style-name="T15">pela norma ISO-9126.</text:span></text:p>
      <text:p text:style-name="P20"><text:span text:style-name="T12">3 Análise de UCP</text:span></text:p>
      <text:p text:style-name="P20"><text:span text:style-name="T15">As tabelas de escopo de valor do produto e tempo de desenvolvimento com Use Case Points - UCP.</text:span></text:p>
      <text:p text:style-name="P20"><text:span text:style-name="T15"/></text:p>
      <text:p text:style-name="P20"><text:span text:style-name="T15">Referências:</text:span></text:p>
      <text:p text:style-name="P20"><text:span text:style-name="T15">IEEE Std. 830 – 1993. IEEE Recommended Practice for Software Requirements Specifications.</text:span></text:p>
      <text:p text:style-name="P20"><text:span text:style-name="T15">IEEE ISO/IEC/IEEE 29148 – 2011. IEEE Systems and software engineering — Life cycle processes —</text:span></text:p>
      <text:p text:style-name="P20"><text:span text:style-name="T15">Requirements engineering</text:span></text:p>
      <text:p text:style-name="P20"><text:span text:style-name="T15"/></text:p>
      <text:p text:style-name="P20"><text:span text:style-name="T15">OBSERVAÇÃO: Os itens deste modelo de especificação, recomendado pela IEEE, poderão ser</text:span></text:p>
      <text:p text:style-name="P20"><text:span text:style-name="T15"/></text:p>
      <text:p text:style-name="P20"><text:span text:style-name="T15">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7:58.032522559</meta:creation-date>
    <dc:date>2023-05-17T21:44:02.182571070</dc:date>
    <meta:editing-duration>PT1H26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5" meta:paragraph-count="145" meta:word-count="1517" meta:character-count="9904" meta:non-whitespace-character-count="8469"/>
  </office:meta>
</office:document-meta>
</file>